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7926" officeooo:paragraph-rsid="00097926"/>
    </style:style>
    <style:style style:name="P2" style:family="paragraph" style:parent-style-name="Standard">
      <style:text-properties officeooo:rsid="000b6f3f" officeooo:paragraph-rsid="000b6f3f"/>
    </style:style>
    <style:style style:name="T1" style:family="text">
      <style:text-properties officeooo:rsid="000b6f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ziała:</text:p>
      <text:p text:style-name="P1"/>
      <text:p text:style-name="P1">-logowanie</text:p>
      <text:p text:style-name="P1">-dodawanie blogów</text:p>
      <text:p text:style-name="P1">-dodawanie wpiswów do blogów</text:p>
      <text:p text:style-name="P1">-dodawanie komentarzy do blogów</text:p>
      <text:p text:style-name="P1"/>
      <text:p text:style-name="P1">-czytanie blogów</text:p>
      <text:p text:style-name="P1">-podgląd listy blogów</text:p>
      <text:p text:style-name="P1">-podgląd listy swoich blogów</text:p>
      <text:p text:style-name="P1">-podgląd listy ulubionych blogów</text:p>
      <text:p text:style-name="P1"/>
      <text:p text:style-name="P1">-nie można polubić swojego bloga</text:p>
      <text:p text:style-name="P1">-nie można usunąć nie swój wpis do bloga</text:p>
      <text:p text:style-name="P1"/>
      <text:p text:style-name="P1">???<text:span text:style-name="T1">dodaj bloga do ulubionych</text:span></text:p>
      <text:p text:style-name="P1"/>
      <text:p text:style-name="P1"/>
      <text:p text:style-name="P1"/>
      <text:p text:style-name="P2">Nie działa:</text:p>
      <text:p text:style-name="P2">-wylogowanie nie przez admina</text:p>
      <text:p text:style-name="P2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2:24:35.401496049</meta:creation-date>
    <dc:date>2020-03-06T12:54:36.379674529</dc:date>
    <meta:editing-duration>PT9M40S</meta:editing-duration>
    <meta:editing-cycles>1</meta:editing-cycles>
    <meta:document-statistic meta:table-count="0" meta:image-count="0" meta:object-count="0" meta:page-count="1" meta:paragraph-count="15" meta:word-count="49" meta:character-count="331" meta:non-whitespace-character-count="297"/>
    <meta:generator>LibreOffice/6.0.7.3$Linux_X86_64 LibreOffice_project/00m0$Build-3</meta:generator>
  </office:meta>
</office:document-meta>
</file>